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C0000012DCF42A6D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777cm" svg:height="5.791cm" svg:x="0.398cm" svg:y="0.385cm">
          <draw:image xlink:href="Pictures/10000000000002CC0000012DCF42A6D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berto Montresor</meta:initial-creator>
    <meta:creation-date>2011-10-03T10:11:24</meta:creation-date>
    <dc:date>2011-10-03T10:12:30</dc:date>
    <dc:creator>Alberto Montresor</dc:creator>
    <meta:editing-duration>PT1M6S</meta:editing-duration>
    <meta:editing-cycles>1</meta:editing-cycles>
    <meta:document-statistic meta:object-count="1"/>
    <meta:generator>OpenOffice.org/3.3$Unix OpenOffice.org_project/330m20$Build-9567</meta:generator>
  </office:meta>
</office:document-meta>
</file>